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2.96pt"/>
    </style:style>
    <style:style style:name="co2" style:family="table-column">
      <style:table-column-properties fo:break-before="auto" style:column-width="109.84pt"/>
    </style:style>
    <style:style style:name="co3" style:family="table-column">
      <style:table-column-properties fo:break-before="auto" style:column-width="149.19pt"/>
    </style:style>
    <style:style style:name="co4" style:family="table-column">
      <style:table-column-properties fo:break-before="auto" style:column-width="80.5pt"/>
    </style:style>
    <style:style style:name="co5" style:family="table-column">
      <style:table-column-properties fo:break-before="auto" style:column-width="127.59pt"/>
    </style:style>
    <style:style style:name="co6" style:family="table-column">
      <style:table-column-properties fo:break-before="auto" style:column-width="90.54pt"/>
    </style:style>
    <style:style style:name="co7" style:family="table-column">
      <style:table-column-properties fo:break-before="auto" style:column-width="65.06pt"/>
    </style:style>
    <style:style style:name="co8" style:family="table-column">
      <style:table-column-properties fo:break-before="auto" style:column-width="52.7pt"/>
    </style:style>
    <style:style style:name="co9" style:family="table-column">
      <style:table-column-properties fo:break-before="auto" style:column-width="47.3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11.15pt"/>
    </style:style>
    <style:style style:name="co12" style:family="table-column">
      <style:table-column-properties fo:break-before="auto" style:column-width="58.11pt"/>
    </style:style>
    <style:style style:name="co13" style:family="table-column">
      <style:table-column-properties fo:break-before="auto" style:column-width="287.4pt"/>
    </style:style>
    <style:style style:name="co14" style:family="table-column">
      <style:table-column-properties fo:break-before="auto" style:column-width="65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6666"/>
    </style:style>
    <style:style style:name="ce3" style:family="table-cell" style:parent-style-name="Default">
      <style:table-cell-properties fo:background-color="#00ffff"/>
    </style:style>
  </office:automatic-styles>
  <office:body>
    <office:spreadsheet>
      <table:calculation-settings table:automatic-find-labels="false"/>
      <table:table table:name="5.0.1.S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 steady state with given resolution was found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Concentration (mmol/l)</text:p>
          </table:table-cell>
          <table:table-cell office:value-type="string" calcext:value-type="string">
            <text:p>Concentration Rate (mmol/(l*s))</text:p>
          </table:table-cell>
          <table:table-cell office:value-type="string" calcext:value-type="string">
            <text:p>Particle Number</text:p>
          </table:table-cell>
          <table:table-cell office:value-type="string" calcext:value-type="string">
            <text:p>Particle Number Rate (1/s)</text:p>
          </table:table-cell>
          <table:table-cell office:value-type="string" calcext:value-type="string">
            <text:p>Transition Time (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02214E+020" calcext:value-type="float">
            <text:p>6.02214E+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0.972057" calcext:value-type="float">
            <text:p>0.972057</text:p>
          </table:table-cell>
          <table:table-cell office:value-type="float" office:value="1.63238E-016" calcext:value-type="float">
            <text:p>1.63238E-16</text:p>
          </table:table-cell>
          <table:table-cell office:value-type="float" office:value="5.85387E+020" calcext:value-type="float">
            <text:p>5.85387E+020</text:p>
          </table:table-cell>
          <table:table-cell office:value-type="float" office:value="98304" calcext:value-type="float">
            <text:p>98304</text:p>
          </table:table-cell>
          <table:table-cell office:value-type="float" office:value="7.42904" calcext:value-type="float">
            <text:p>7.429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0.734055" calcext:value-type="float">
            <text:p>0.734055</text:p>
          </table:table-cell>
          <table:table-cell office:value-type="float" office:value="-7.48172E-016" calcext:value-type="float">
            <text:p>-7.48172E-16</text:p>
          </table:table-cell>
          <table:table-cell office:value-type="float" office:value="4.42058E+020" calcext:value-type="float">
            <text:p>4.42058E+020</text:p>
          </table:table-cell>
          <table:table-cell office:value-type="float" office:value="-450560" calcext:value-type="float">
            <text:p>-450560</text:p>
          </table:table-cell>
          <table:table-cell office:value-type="float" office:value="5.61008" calcext:value-type="float">
            <text:p>5.61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3</text:p>
          </table:table-cell>
          <table:table-cell office:value-type="float" office:value="0.722409" calcext:value-type="float">
            <text:p>0.722409</text:p>
          </table:table-cell>
          <table:table-cell office:value-type="float" office:value="-8.16188E-017" calcext:value-type="float">
            <text:p>-8.16188E-17</text:p>
          </table:table-cell>
          <table:table-cell office:value-type="float" office:value="4.35045E+020" calcext:value-type="float">
            <text:p>4.35045E+020</text:p>
          </table:table-cell>
          <table:table-cell office:value-type="float" office:value="-49152" calcext:value-type="float">
            <text:p>-49152</text:p>
          </table:table-cell>
          <table:table-cell office:value-type="float" office:value="11.0422" calcext:value-type="float">
            <text:p>11.04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4</text:p>
          </table:table-cell>
          <table:table-cell office:value-type="float" office:value="0.107902" calcext:value-type="float">
            <text:p>0.107902</text:p>
          </table:table-cell>
          <table:table-cell office:value-type="float" office:value="0" calcext:value-type="float">
            <text:p>0</text:p>
          </table:table-cell>
          <table:table-cell office:value-type="float" office:value="6.49804E+019" calcext:value-type="float">
            <text:p>6.49804E+019</text:p>
          </table:table-cell>
          <table:table-cell office:value-type="float" office:value="0" calcext:value-type="float">
            <text:p>0</text:p>
          </table:table-cell>
          <table:table-cell office:value-type="float" office:value="1.64931" calcext:value-type="float">
            <text:p>1.64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5</text:p>
          </table:table-cell>
          <table:table-cell office:value-type="float" office:value="0.722409" calcext:value-type="float">
            <text:p>0.722409</text:p>
          </table:table-cell>
          <table:table-cell office:value-type="float" office:value="8.70601E-016" calcext:value-type="float">
            <text:p>8.70601E-16</text:p>
          </table:table-cell>
          <table:table-cell office:value-type="float" office:value="4.35045E+020" calcext:value-type="float">
            <text:p>4.35045E+020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.0422" calcext:value-type="float">
            <text:p>11.04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6</text:p>
          </table:table-cell>
          <table:table-cell office:value-type="float" office:value="0.107902" calcext:value-type="float">
            <text:p>0.107902</text:p>
          </table:table-cell>
          <table:table-cell office:value-type="float" office:value="-4.08094E-017" calcext:value-type="float">
            <text:p>-4.08094E-17</text:p>
          </table:table-cell>
          <table:table-cell office:value-type="float" office:value="6.49804E+019" calcext:value-type="float">
            <text:p>6.49804E+019</text:p>
          </table:table-cell>
          <table:table-cell office:value-type="float" office:value="-24576" calcext:value-type="float">
            <text:p>-24576</text:p>
          </table:table-cell>
          <table:table-cell office:value-type="float" office:value="1.64931" calcext:value-type="float">
            <text:p>1.64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.02214E+019" calcext:value-type="float">
            <text:p>6.02214E+0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.02214E+019" calcext:value-type="float">
            <text:p>6.02214E+0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0711274" calcext:value-type="float">
            <text:p>0.0711274</text:p>
          </table:table-cell>
          <table:table-cell office:value-type="float" office:value="-4.08094E-017" calcext:value-type="float">
            <text:p>-4.08094E-17</text:p>
          </table:table-cell>
          <table:table-cell office:value-type="float" office:value="4.28339E+019" calcext:value-type="float">
            <text:p>4.28339E+019</text:p>
          </table:table-cell>
          <table:table-cell office:value-type="float" office:value="-24576" calcext:value-type="float">
            <text:p>-24576</text:p>
          </table:table-cell>
          <table:table-cell office:value-type="float" office:value="0.543598" calcext:value-type="float">
            <text:p>0.5435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H</text:p>
          </table:table-cell>
          <table:table-cell office:value-type="float" office:value="0.0288726" calcext:value-type="float">
            <text:p>0.0288726</text:p>
          </table:table-cell>
          <table:table-cell office:value-type="float" office:value="4.08094E-017" calcext:value-type="float">
            <text:p>4.08094E-17</text:p>
          </table:table-cell>
          <table:table-cell office:value-type="float" office:value="1.73875E+019" calcext:value-type="float">
            <text:p>1.73875E+019</text:p>
          </table:table-cell>
          <table:table-cell office:value-type="float" office:value="24576" calcext:value-type="float">
            <text:p>24576</text:p>
          </table:table-cell>
          <table:table-cell office:value-type="float" office:value="0.220662" calcext:value-type="float">
            <text:p>0.220662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action</text:p>
          </table:table-cell>
          <table:table-cell office:value-type="string" calcext:value-type="string">
            <text:p>Flux (mmol/s)</text:p>
          </table:table-cell>
          <table:table-cell office:value-type="string" calcext:value-type="string">
            <text:p>Particle Flux (1/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0.130846" calcext:value-type="float">
            <text:p>0.130846</text:p>
          </table:table-cell>
          <table:table-cell office:value-type="float" office:value="7.87971E+019" calcext:value-type="float">
            <text:p>7.87971E+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0.130846" calcext:value-type="float">
            <text:p>0.130846</text:p>
          </table:table-cell>
          <table:table-cell office:value-type="float" office:value="7.87971E+019" calcext:value-type="float">
            <text:p>7.87971E+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3</text:p>
          </table:table-cell>
          <table:table-cell table:style-name="ce1" office:value-type="float" office:value="0.0654228" calcext:value-type="float">
            <text:p>0.0654228</text:p>
          </table:table-cell>
          <table:table-cell office:value-type="float" office:value="3.93985E+019" calcext:value-type="float">
            <text:p>3.93985E+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4</text:p>
          </table:table-cell>
          <table:table-cell table:style-name="ce1" office:value-type="float" office:value="0.0654228" calcext:value-type="float">
            <text:p>0.0654228</text:p>
          </table:table-cell>
          <table:table-cell office:value-type="float" office:value="3.93985E+019" calcext:value-type="float">
            <text:p>3.93985E+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5</text:p>
          </table:table-cell>
          <table:table-cell table:style-name="ce1" office:value-type="float" office:value="0.0654228" calcext:value-type="float">
            <text:p>0.0654228</text:p>
          </table:table-cell>
          <table:table-cell office:value-type="float" office:value="3.93985E+019" calcext:value-type="float">
            <text:p>3.93985E+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0.0654228" calcext:value-type="float">
            <text:p>0.0654228</text:p>
          </table:table-cell>
          <table:table-cell office:value-type="float" office:value="3.93985E+019" calcext:value-type="float">
            <text:p>3.93985E+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0.0654228" calcext:value-type="float">
            <text:p>0.0654228</text:p>
          </table:table-cell>
          <table:table-cell office:value-type="float" office:value="3.93985E+019" calcext:value-type="float">
            <text:p>3.93985E+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0.0654228" calcext:value-type="float">
            <text:p>0.0654228</text:p>
          </table:table-cell>
          <table:table-cell office:value-type="float" office:value="3.93985E+019" calcext:value-type="float">
            <text:p>3.93985E+01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acobian (complete system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ws: <text:s text:c="3"/>Variables of the system, including dependent speci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lumns: Variables of the system, including dependent speci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H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-11.3634" calcext:value-type="float">
            <text:p>-11.3634</text:p>
          </table:table-cell>
          <table:table-cell office:value-type="float" office:value="2.55509" calcext:value-type="float">
            <text:p>2.555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127785" calcext:value-type="float">
            <text:p>0.127785</text:p>
          </table:table-cell>
          <table:table-cell table:number-columns-repeated="2" office:value-type="float" office:value="5.62981" calcext:value-type="float">
            <text:p>5.62981</text:p>
          </table:table-cell>
          <table:table-cell office:value-type="float" office:value="-2.06958" calcext:value-type="float">
            <text:p>-2.06958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0.152786" calcext:value-type="float">
            <text:p>0.152786</text:p>
          </table:table-cell>
          <table:table-cell office:value-type="float" office:value="-3.74646" calcext:value-type="float">
            <text:p>-3.74646</text:p>
          </table:table-cell>
          <table:table-cell table:number-columns-repeated="2" office:value-type="float" office:value="-0.388762" calcext:value-type="float">
            <text:p>-0.388762</text:p>
          </table:table-cell>
          <table:table-cell office:value-type="float" office:value="-0.127785" calcext:value-type="float">
            <text:p>-0.127785</text:p>
          </table:table-cell>
          <table:table-cell table:number-columns-repeated="2" office:value-type="float" office:value="0.107504" calcext:value-type="float">
            <text:p>0.107504</text:p>
          </table:table-cell>
          <table:table-cell office:value-type="float" office:value="9.11704" calcext:value-type="float">
            <text:p>9.11704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office:value-type="float" office:value="-0" calcext:value-type="float">
            <text:p>0</text:p>
          </table:table-cell>
          <table:table-cell office:value-type="float" office:value="-0.595687" calcext:value-type="float">
            <text:p>-0.595687</text:p>
          </table:table-cell>
          <table:table-cell office:value-type="float" office:value="-8.61341" calcext:value-type="float">
            <text:p>-8.6134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107504" calcext:value-type="float">
            <text:p>0.107504</text:p>
          </table:table-cell>
          <table:table-cell office:value-type="float" office:value="-0" calcext:value-type="float">
            <text:p>0</text:p>
          </table:table-cell>
          <table:table-cell office:value-type="float" office:value="3.52373" calcext:value-type="float">
            <text:p>3.52373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 office:value-type="float" office:value="-0" calcext:value-type="float">
            <text:p>0</text:p>
          </table:table-cell>
          <table:table-cell office:value-type="float" office:value="-0.595686" calcext:value-type="float">
            <text:p>-0.595686</text:p>
          </table:table-cell>
          <table:table-cell office:value-type="float" office:value="-0" calcext:value-type="float">
            <text:p>0</text:p>
          </table:table-cell>
          <table:table-cell office:value-type="float" office:value="-8.61341" calcext:value-type="float">
            <text:p>-8.6134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107504" calcext:value-type="float">
            <text:p>0.107504</text:p>
          </table:table-cell>
          <table:table-cell office:value-type="float" office:value="3.52373" calcext:value-type="float">
            <text:p>3.52373</text:p>
          </table:table-cell>
        </table:table-row>
        <table:table-row table:style-name="ro1">
          <table:table-cell office:value-type="string" calcext:value-type="string">
            <text:p>X5</text:p>
          </table:table-cell>
          <table:table-cell office:value-type="float" office:value="0.142043" calcext:value-type="float">
            <text:p>0.142043</text:p>
          </table:table-cell>
          <table:table-cell office:value-type="float" office:value="-2.55509" calcext:value-type="float">
            <text:p>-2.5550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4.85643" calcext:value-type="float">
            <text:p>-4.8564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2.06958" calcext:value-type="float">
            <text:p>2.06958</text:p>
          </table:table-cell>
        </table:table-row>
        <table:table-row table:style-name="ro1">
          <table:table-cell office:value-type="string" calcext:value-type="string">
            <text:p>X6</text:p>
          </table:table-cell>
          <table:table-cell office:value-type="float" office:value="5.60531" calcext:value-type="float">
            <text:p>5.60531</text:p>
          </table:table-cell>
          <table:table-cell office:value-type="float" office:value="0.595687" calcext:value-type="float">
            <text:p>0.595687</text:p>
          </table:table-cell>
          <table:table-cell office:value-type="float" office:value="0.388762" calcext:value-type="float">
            <text:p>0.38876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5.73731" calcext:value-type="float">
            <text:p>-5.73731</text:p>
          </table:table-cell>
          <table:table-cell office:value-type="float" office:value="-0" calcext:value-type="float">
            <text:p>0</text:p>
          </table:table-cell>
          <table:table-cell office:value-type="float" office:value="-3.52373" calcext:value-type="float">
            <text:p>-3.5237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.60531" calcext:value-type="float">
            <text:p>5.60531</text:p>
          </table:table-cell>
          <table:table-cell office:value-type="float" office:value="0.595686" calcext:value-type="float">
            <text:p>0.595686</text:p>
          </table:table-cell>
          <table:table-cell office:value-type="float" office:value="-0" calcext:value-type="float">
            <text:p>0</text:p>
          </table:table-cell>
          <table:table-cell office:value-type="float" office:value="0.388762" calcext:value-type="float">
            <text:p>0.38876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5.73731" calcext:value-type="float">
            <text:p>-5.73731</text:p>
          </table:table-cell>
          <table:table-cell office:value-type="float" office:value="-3.52373" calcext:value-type="float">
            <text:p>-3.52373</text:p>
          </table:table-cell>
        </table:table-row>
        <table:table-row table:style-name="ro1">
          <table:table-cell office:value-type="string" calcext:value-type="string">
            <text:p>AH</text:p>
          </table:table-cell>
          <table:table-cell office:value-type="float" office:value="-0.152786" calcext:value-type="float">
            <text:p>-0.152786</text:p>
          </table:table-cell>
          <table:table-cell office:value-type="float" office:value="3.74646" calcext:value-type="float">
            <text:p>3.74646</text:p>
          </table:table-cell>
          <table:table-cell table:number-columns-repeated="2" office:value-type="float" office:value="0.388762" calcext:value-type="float">
            <text:p>0.388762</text:p>
          </table:table-cell>
          <table:table-cell office:value-type="float" office:value="0.127785" calcext:value-type="float">
            <text:p>0.127785</text:p>
          </table:table-cell>
          <table:table-cell table:number-columns-repeated="2" office:value-type="float" office:value="-0.107504" calcext:value-type="float">
            <text:p>-0.107504</text:p>
          </table:table-cell>
          <table:table-cell office:value-type="float" office:value="-9.11704" calcext:value-type="float">
            <text:p>-9.1170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igenvalues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imaginary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77477" calcext:value-type="float">
            <text:p>-4.7747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72285" calcext:value-type="float">
            <text:p>-5.7228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98739" calcext:value-type="float">
            <text:p>-7.9873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62787" calcext:value-type="float">
            <text:p>-8.6278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6884" calcext:value-type="float">
            <text:p>-13.688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9835" calcext:value-type="float">
            <text:p>-16.983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acobian (reduced system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ws: <text:s text:c="3"/>Independent variables of the sys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lumns: Independent variables of the syste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-16.9932" calcext:value-type="float">
            <text:p>-16.9932</text:p>
          </table:table-cell>
          <table:table-cell office:value-type="float" office:value="-1.00514" calcext:value-type="float">
            <text:p>-1.0051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127785" calcext:value-type="float">
            <text:p>0.127785</text:p>
          </table:table-cell>
          <table:table-cell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0452816" calcext:value-type="float">
            <text:p>0.0452816</text:p>
          </table:table-cell>
          <table:table-cell office:value-type="float" office:value="-12.971" calcext:value-type="float">
            <text:p>-12.971</text:p>
          </table:table-cell>
          <table:table-cell table:number-columns-repeated="2" office:value-type="float" office:value="-0.388762" calcext:value-type="float">
            <text:p>-0.388762</text:p>
          </table:table-cell>
          <table:table-cell office:value-type="float" office:value="-0.127785" calcext:value-type="float">
            <text:p>-0.127785</text:p>
          </table:table-cell>
          <table:table-cell office:value-type="float" office:value="0.00000000941512" calcext:value-type="float">
            <text:p>9.41512E-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4</text:p>
          </table:table-cell>
          <table:table-cell office:value-type="float" office:value="-0" calcext:value-type="float">
            <text:p>0</text:p>
          </table:table-cell>
          <table:table-cell office:value-type="float" office:value="-4.11942" calcext:value-type="float">
            <text:p>-4.11942</text:p>
          </table:table-cell>
          <table:table-cell office:value-type="float" office:value="-8.61341" calcext:value-type="float">
            <text:p>-8.6134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107504" calcext:value-type="float">
            <text:p>0.107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6</text:p>
          </table:table-cell>
          <table:table-cell office:value-type="float" office:value="-0.107504" calcext:value-type="float">
            <text:p>-0.107504</text:p>
          </table:table-cell>
          <table:table-cell office:value-type="float" office:value="-4.22692" calcext:value-type="float">
            <text:p>-4.22692</text:p>
          </table:table-cell>
          <table:table-cell office:value-type="float" office:value="-0" calcext:value-type="float">
            <text:p>0</text:p>
          </table:table-cell>
          <table:table-cell office:value-type="float" office:value="-8.61341" calcext:value-type="float">
            <text:p>-8.61341</text:p>
          </table:table-cell>
          <table:table-cell office:value-type="float" office:value="-0" calcext:value-type="float">
            <text:p>0</text:p>
          </table:table-cell>
          <table:table-cell office:value-type="float" office:value="-0.107504" calcext:value-type="float">
            <text:p>-0.107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0.142043" calcext:value-type="float">
            <text:p>0.142043</text:p>
          </table:table-cell>
          <table:table-cell office:value-type="float" office:value="-4.62467" calcext:value-type="float">
            <text:p>-4.6246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4.85643" calcext:value-type="float">
            <text:p>-4.85643</text:p>
          </table:table-cell>
          <table:table-cell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3</text:p>
          </table:table-cell>
          <table:table-cell office:value-type="float" office:value="5.60531" calcext:value-type="float">
            <text:p>5.60531</text:p>
          </table:table-cell>
          <table:table-cell office:value-type="float" office:value="4.11942" calcext:value-type="float">
            <text:p>4.11942</text:p>
          </table:table-cell>
          <table:table-cell office:value-type="float" office:value="0.388762" calcext:value-type="float">
            <text:p>0.38876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5.73731" calcext:value-type="float">
            <text:p>-5.73731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igenvalues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imaginary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77477" calcext:value-type="float">
            <text:p>-4.7747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72285" calcext:value-type="float">
            <text:p>-5.7228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98739" calcext:value-type="float">
            <text:p>-7.9873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62787" calcext:value-type="float">
            <text:p>-8.6278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6884" calcext:value-type="float">
            <text:p>-13.688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9835" calcext:value-type="float">
            <text:p>-16.983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tability Analysis of the Reduced System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KINETIC STABILITY ANALYS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linear stability analysis based on the eigenvalu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f the Jacobian matrix is only valid for steady states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is state is asymptotically stable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igenvalue statistics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Largest real part: -4.774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Largest absolute imaginary part: <text:s/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6 are purely re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 are purely imaginar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 are comple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 are equal to zer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 have positive real pa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6 have negative real pa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stiffness = 3.556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time hierarchy = 0.131905</text:p>
          </table:table-cell>
          <table:table-cell table:number-columns-repeated="8"/>
        </table:table-row>
      </table:table>
      <table:table table:name="b" table:style-name="ta1">
        <table:table-column table:style-name="co1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 steady state with given resolution was found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Concentration (mmol/l)</text:p>
          </table:table-cell>
          <table:table-cell office:value-type="string" calcext:value-type="string">
            <text:p>Concentration Rate (mmol/(l*s))</text:p>
          </table:table-cell>
          <table:table-cell office:value-type="string" calcext:value-type="string">
            <text:p>Particle Number</text:p>
          </table:table-cell>
          <table:table-cell office:value-type="string" calcext:value-type="string">
            <text:p>Particle Number Rate (1/s)</text:p>
          </table:table-cell>
          <table:table-cell office:value-type="string" calcext:value-type="string">
            <text:p>Transition Time (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02214E+020" calcext:value-type="float">
            <text:p>6.02214E+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0.974725" calcext:value-type="float">
            <text:p>0.974725</text:p>
          </table:table-cell>
          <table:table-cell office:value-type="float" office:value="-1.63238E-016" calcext:value-type="float">
            <text:p>-1.63238E-16</text:p>
          </table:table-cell>
          <table:table-cell office:value-type="float" office:value="5.86993E+020" calcext:value-type="float">
            <text:p>5.86993E+020</text:p>
          </table:table-cell>
          <table:table-cell office:value-type="float" office:value="-98304" calcext:value-type="float">
            <text:p>-98304</text:p>
          </table:table-cell>
          <table:table-cell office:value-type="float" office:value="8.24375" calcext:value-type="float">
            <text:p>8.24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0.734238" calcext:value-type="float">
            <text:p>0.734238</text:p>
          </table:table-cell>
          <table:table-cell office:value-type="float" office:value="-1.36031E-017" calcext:value-type="float">
            <text:p>-1.36031E-17</text:p>
          </table:table-cell>
          <table:table-cell office:value-type="float" office:value="4.42169E+020" calcext:value-type="float">
            <text:p>4.42169E+020</text:p>
          </table:table-cell>
          <table:table-cell office:value-type="float" office:value="-8192" calcext:value-type="float">
            <text:p>-8192</text:p>
          </table:table-cell>
          <table:table-cell office:value-type="float" office:value="6.20982" calcext:value-type="float">
            <text:p>6.209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3</text:p>
          </table:table-cell>
          <table:table-cell office:value-type="float" office:value="0.720674" calcext:value-type="float">
            <text:p>0.720674</text:p>
          </table:table-cell>
          <table:table-cell office:value-type="float" office:value="1.36031E-016" calcext:value-type="float">
            <text:p>1.36031E-16</text:p>
          </table:table-cell>
          <table:table-cell office:value-type="float" office:value="4.34E+020" calcext:value-type="float">
            <text:p>4.34E+020</text:p>
          </table:table-cell>
          <table:table-cell office:value-type="float" office:value="81920" calcext:value-type="float">
            <text:p>81920</text:p>
          </table:table-cell>
          <table:table-cell office:value-type="float" office:value="9.45508" calcext:value-type="float">
            <text:p>9.455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4</text:p>
          </table:table-cell>
          <table:table-cell office:value-type="float" office:value="0.109217" calcext:value-type="float">
            <text:p>0.109217</text:p>
          </table:table-cell>
          <table:table-cell office:value-type="float" office:value="1.36031E-017" calcext:value-type="float">
            <text:p>1.36031E-17</text:p>
          </table:table-cell>
          <table:table-cell office:value-type="float" office:value="6.57719E+019" calcext:value-type="float">
            <text:p>6.57719E+019</text:p>
          </table:table-cell>
          <table:table-cell office:value-type="float" office:value="8192" calcext:value-type="float">
            <text:p>8192</text:p>
          </table:table-cell>
          <table:table-cell office:value-type="float" office:value="1.4329" calcext:value-type="float">
            <text:p>1.43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5</text:p>
          </table:table-cell>
          <table:table-cell office:value-type="float" office:value="0.726752" calcext:value-type="float">
            <text:p>0.726752</text:p>
          </table:table-cell>
          <table:table-cell office:value-type="float" office:value="-1.36031E-016" calcext:value-type="float">
            <text:p>-1.36031E-16</text:p>
          </table:table-cell>
          <table:table-cell office:value-type="float" office:value="4.3766E+020" calcext:value-type="float">
            <text:p>4.3766E+020</text:p>
          </table:table-cell>
          <table:table-cell office:value-type="float" office:value="-81920" calcext:value-type="float">
            <text:p>-81920</text:p>
          </table:table-cell>
          <table:table-cell office:value-type="float" office:value="17.2965" calcext:value-type="float">
            <text:p>17.29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6</text:p>
          </table:table-cell>
          <table:table-cell office:value-type="float" office:value="0.205907" calcext:value-type="float">
            <text:p>0.205907</text:p>
          </table:table-cell>
          <table:table-cell office:value-type="float" office:value="4.08094E-017" calcext:value-type="float">
            <text:p>4.08094E-17</text:p>
          </table:table-cell>
          <table:table-cell office:value-type="float" office:value="1.24E+020" calcext:value-type="float">
            <text:p>1.24E+020</text:p>
          </table:table-cell>
          <table:table-cell office:value-type="float" office:value="24576" calcext:value-type="float">
            <text:p>24576</text:p>
          </table:table-cell>
          <table:table-cell office:value-type="float" office:value="4.90053" calcext:value-type="float">
            <text:p>4.900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.02214E+019" calcext:value-type="float">
            <text:p>6.02214E+0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</text:p>
          </table:table-cell>
          <table:table-cell table:style-name="ce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.20443E+020" calcext:value-type="float">
            <text:p>1.20443E+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0683359" calcext:value-type="float">
            <text:p>0.0683359</text:p>
          </table:table-cell>
          <table:table-cell office:value-type="float" office:value="1.36031E-017" calcext:value-type="float">
            <text:p>1.36031E-17</text:p>
          </table:table-cell>
          <table:table-cell office:value-type="float" office:value="4.11529E+019" calcext:value-type="float">
            <text:p>4.11529E+019</text:p>
          </table:table-cell>
          <table:table-cell office:value-type="float" office:value="8192" calcext:value-type="float">
            <text:p>8192</text:p>
          </table:table-cell>
          <table:table-cell office:value-type="float" office:value="0.577952" calcext:value-type="float">
            <text:p>0.5779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H</text:p>
          </table:table-cell>
          <table:table-cell office:value-type="float" office:value="0.0316641" calcext:value-type="float">
            <text:p>0.0316641</text:p>
          </table:table-cell>
          <table:table-cell office:value-type="float" office:value="-1.36031E-017" calcext:value-type="float">
            <text:p>-1.36031E-17</text:p>
          </table:table-cell>
          <table:table-cell office:value-type="float" office:value="1.90685E+019" calcext:value-type="float">
            <text:p>1.90685E+019</text:p>
          </table:table-cell>
          <table:table-cell office:value-type="float" office:value="-8192" calcext:value-type="float">
            <text:p>-8192</text:p>
          </table:table-cell>
          <table:table-cell office:value-type="float" office:value="0.267799" calcext:value-type="float">
            <text:p>0.267799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action</text:p>
          </table:table-cell>
          <table:table-cell office:value-type="string" calcext:value-type="string">
            <text:p>Flux (mmol/s)</text:p>
          </table:table-cell>
          <table:table-cell office:value-type="string" calcext:value-type="string">
            <text:p>Particle Flux (1/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0.118238" calcext:value-type="float">
            <text:p>0.118238</text:p>
          </table:table-cell>
          <table:table-cell office:value-type="float" office:value="7.12047E+019" calcext:value-type="float">
            <text:p>7.12047E+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0.118238" calcext:value-type="float">
            <text:p>0.118238</text:p>
          </table:table-cell>
          <table:table-cell office:value-type="float" office:value="7.12047E+019" calcext:value-type="float">
            <text:p>7.12047E+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3</text:p>
          </table:table-cell>
          <table:table-cell table:style-name="ce1" office:value-type="float" office:value="0.0762208" calcext:value-type="float">
            <text:p>0.0762208</text:p>
          </table:table-cell>
          <table:table-cell office:value-type="float" office:value="4.59013E+019" calcext:value-type="float">
            <text:p>4.59013E+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4</text:p>
          </table:table-cell>
          <table:table-cell table:style-name="ce1" office:value-type="float" office:value="0.0762208" calcext:value-type="float">
            <text:p>0.0762208</text:p>
          </table:table-cell>
          <table:table-cell office:value-type="float" office:value="4.59013E+019" calcext:value-type="float">
            <text:p>4.59013E+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5</text:p>
          </table:table-cell>
          <table:table-cell table:style-name="ce1" office:value-type="float" office:value="0.0762208" calcext:value-type="float">
            <text:p>0.0762208</text:p>
          </table:table-cell>
          <table:table-cell office:value-type="float" office:value="4.59013E+019" calcext:value-type="float">
            <text:p>4.59013E+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0.0420173" calcext:value-type="float">
            <text:p>0.0420173</text:p>
          </table:table-cell>
          <table:table-cell office:value-type="float" office:value="2.53034E+019" calcext:value-type="float">
            <text:p>2.53034E+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0.0420173" calcext:value-type="float">
            <text:p>0.0420173</text:p>
          </table:table-cell>
          <table:table-cell office:value-type="float" office:value="2.53034E+019" calcext:value-type="float">
            <text:p>2.53034E+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0.0420173" calcext:value-type="float">
            <text:p>0.0420173</text:p>
          </table:table-cell>
          <table:table-cell office:value-type="float" office:value="2.53034E+019" calcext:value-type="float">
            <text:p>2.53034E+01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acobian (complete system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ws: <text:s text:c="3"/>Variables of the system, including dependent speci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lumns: Variables of the system, including dependent speci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H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-11.363" calcext:value-type="float">
            <text:p>-11.363</text:p>
          </table:table-cell>
          <table:table-cell office:value-type="float" office:value="2.56947" calcext:value-type="float">
            <text:p>2.569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126609" calcext:value-type="float">
            <text:p>0.126609</text:p>
          </table:table-cell>
          <table:table-cell office:value-type="float" office:value="5.63334" calcext:value-type="float">
            <text:p>5.63334</text:p>
          </table:table-cell>
          <table:table-cell office:value-type="float" office:value="5.6208" calcext:value-type="float">
            <text:p>5.6208</text:p>
          </table:table-cell>
          <table:table-cell office:value-type="float" office:value="-2.06193" calcext:value-type="float">
            <text:p>-2.06193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0.153253" calcext:value-type="float">
            <text:p>0.153253</text:p>
          </table:table-cell>
          <table:table-cell office:value-type="float" office:value="-4.18818" calcext:value-type="float">
            <text:p>-4.18818</text:p>
          </table:table-cell>
          <table:table-cell office:value-type="float" office:value="-0.380889" calcext:value-type="float">
            <text:p>-0.380889</text:p>
          </table:table-cell>
          <table:table-cell office:value-type="float" office:value="-0.342899" calcext:value-type="float">
            <text:p>-0.342899</text:p>
          </table:table-cell>
          <table:table-cell office:value-type="float" office:value="-0.126609" calcext:value-type="float">
            <text:p>-0.126609</text:p>
          </table:table-cell>
          <table:table-cell office:value-type="float" office:value="0.115469" calcext:value-type="float">
            <text:p>0.115469</text:p>
          </table:table-cell>
          <table:table-cell office:value-type="float" office:value="0.127038" calcext:value-type="float">
            <text:p>0.127038</text:p>
          </table:table-cell>
          <table:table-cell office:value-type="float" office:value="8.94354" calcext:value-type="float">
            <text:p>8.94354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office:value-type="float" office:value="-0" calcext:value-type="float">
            <text:p>0</text:p>
          </table:table-cell>
          <table:table-cell office:value-type="float" office:value="-0.61233" calcext:value-type="float">
            <text:p>-0.61233</text:p>
          </table:table-cell>
          <table:table-cell office:value-type="float" office:value="-8.58767" calcext:value-type="float">
            <text:p>-8.5876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115469" calcext:value-type="float">
            <text:p>0.115469</text:p>
          </table:table-cell>
          <table:table-cell office:value-type="float" office:value="-0" calcext:value-type="float">
            <text:p>0</text:p>
          </table:table-cell>
          <table:table-cell office:value-type="float" office:value="3.50575" calcext:value-type="float">
            <text:p>3.50575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 office:value-type="float" office:value="-0" calcext:value-type="float">
            <text:p>0</text:p>
          </table:table-cell>
          <table:table-cell office:value-type="float" office:value="-1.00638" calcext:value-type="float">
            <text:p>-1.00638</text:p>
          </table:table-cell>
          <table:table-cell office:value-type="float" office:value="-0" calcext:value-type="float">
            <text:p>0</text:p>
          </table:table-cell>
          <table:table-cell office:value-type="float" office:value="-7.42586" calcext:value-type="float">
            <text:p>-7.4258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127038" calcext:value-type="float">
            <text:p>0.127038</text:p>
          </table:table-cell>
          <table:table-cell office:value-type="float" office:value="3.37586" calcext:value-type="float">
            <text:p>3.37586</text:p>
          </table:table-cell>
        </table:table-row>
        <table:table-row table:style-name="ro1">
          <table:table-cell office:value-type="string" calcext:value-type="string">
            <text:p>X5</text:p>
          </table:table-cell>
          <table:table-cell office:value-type="float" office:value="0.143587" calcext:value-type="float">
            <text:p>0.143587</text:p>
          </table:table-cell>
          <table:table-cell office:value-type="float" office:value="-2.56947" calcext:value-type="float">
            <text:p>-2.5694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4.84639" calcext:value-type="float">
            <text:p>-4.8463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2.06193" calcext:value-type="float">
            <text:p>2.06193</text:p>
          </table:table-cell>
        </table:table-row>
        <table:table-row table:style-name="ro1">
          <table:table-cell office:value-type="string" calcext:value-type="string">
            <text:p>X6</text:p>
          </table:table-cell>
          <table:table-cell office:value-type="float" office:value="5.60503" calcext:value-type="float">
            <text:p>5.60503</text:p>
          </table:table-cell>
          <table:table-cell office:value-type="float" office:value="0.61233" calcext:value-type="float">
            <text:p>0.61233</text:p>
          </table:table-cell>
          <table:table-cell office:value-type="float" office:value="0.380889" calcext:value-type="float">
            <text:p>0.3808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5.74881" calcext:value-type="float">
            <text:p>-5.74881</text:p>
          </table:table-cell>
          <table:table-cell office:value-type="float" office:value="-0" calcext:value-type="float">
            <text:p>0</text:p>
          </table:table-cell>
          <table:table-cell office:value-type="float" office:value="-3.50575" calcext:value-type="float">
            <text:p>-3.5057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.60469" calcext:value-type="float">
            <text:p>5.60469</text:p>
          </table:table-cell>
          <table:table-cell office:value-type="float" office:value="1.00638" calcext:value-type="float">
            <text:p>1.00638</text:p>
          </table:table-cell>
          <table:table-cell office:value-type="float" office:value="-0" calcext:value-type="float">
            <text:p>0</text:p>
          </table:table-cell>
          <table:table-cell office:value-type="float" office:value="0.342899" calcext:value-type="float">
            <text:p>0.34289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5.74784" calcext:value-type="float">
            <text:p>-5.74784</text:p>
          </table:table-cell>
          <table:table-cell office:value-type="float" office:value="-3.37586" calcext:value-type="float">
            <text:p>-3.37586</text:p>
          </table:table-cell>
        </table:table-row>
        <table:table-row table:style-name="ro1">
          <table:table-cell office:value-type="string" calcext:value-type="string">
            <text:p>AH</text:p>
          </table:table-cell>
          <table:table-cell office:value-type="float" office:value="-0.153253" calcext:value-type="float">
            <text:p>-0.153253</text:p>
          </table:table-cell>
          <table:table-cell office:value-type="float" office:value="4.18818" calcext:value-type="float">
            <text:p>4.18818</text:p>
          </table:table-cell>
          <table:table-cell office:value-type="float" office:value="0.380889" calcext:value-type="float">
            <text:p>0.380889</text:p>
          </table:table-cell>
          <table:table-cell office:value-type="float" office:value="0.342899" calcext:value-type="float">
            <text:p>0.342899</text:p>
          </table:table-cell>
          <table:table-cell office:value-type="float" office:value="0.126609" calcext:value-type="float">
            <text:p>0.126609</text:p>
          </table:table-cell>
          <table:table-cell office:value-type="float" office:value="-0.115469" calcext:value-type="float">
            <text:p>-0.115469</text:p>
          </table:table-cell>
          <table:table-cell office:value-type="float" office:value="-0.127038" calcext:value-type="float">
            <text:p>-0.127038</text:p>
          </table:table-cell>
          <table:table-cell office:value-type="float" office:value="-8.94354" calcext:value-type="float">
            <text:p>-8.9435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igenvalues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imaginary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76682" calcext:value-type="float">
            <text:p>-4.7668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72781" calcext:value-type="float">
            <text:p>-5.7278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14484" calcext:value-type="float">
            <text:p>-7.1448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36417" calcext:value-type="float">
            <text:p>-8.3641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8642" calcext:value-type="float">
            <text:p>-13.864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9834" calcext:value-type="float">
            <text:p>-16.983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acobian (reduced system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ws: <text:s text:c="3"/>Independent variables of the sys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lumns: Independent variables of the syste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-16.9838" calcext:value-type="float">
            <text:p>-16.9838</text:p>
          </table:table-cell>
          <table:table-cell office:value-type="float" office:value="-0.989394" calcext:value-type="float">
            <text:p>-0.98939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126609" calcext:value-type="float">
            <text:p>0.126609</text:p>
          </table:table-cell>
          <table:table-cell office:value-type="float" office:value="0.0125411" calcext:value-type="float">
            <text:p>0.01254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0262147" calcext:value-type="float">
            <text:p>0.0262147</text:p>
          </table:table-cell>
          <table:table-cell office:value-type="float" office:value="-13.2588" calcext:value-type="float">
            <text:p>-13.2588</text:p>
          </table:table-cell>
          <table:table-cell office:value-type="float" office:value="-0.380889" calcext:value-type="float">
            <text:p>-0.380889</text:p>
          </table:table-cell>
          <table:table-cell office:value-type="float" office:value="-0.342899" calcext:value-type="float">
            <text:p>-0.342899</text:p>
          </table:table-cell>
          <table:table-cell office:value-type="float" office:value="-0.126609" calcext:value-type="float">
            <text:p>-0.126609</text:p>
          </table:table-cell>
          <table:table-cell office:value-type="float" office:value="-0.0115693" calcext:value-type="float">
            <text:p>-0.01156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4</text:p>
          </table:table-cell>
          <table:table-cell office:value-type="float" office:value="-0" calcext:value-type="float">
            <text:p>0</text:p>
          </table:table-cell>
          <table:table-cell office:value-type="float" office:value="-4.11808" calcext:value-type="float">
            <text:p>-4.11808</text:p>
          </table:table-cell>
          <table:table-cell office:value-type="float" office:value="-8.58767" calcext:value-type="float">
            <text:p>-8.5876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115469" calcext:value-type="float">
            <text:p>0.115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6</text:p>
          </table:table-cell>
          <table:table-cell office:value-type="float" office:value="-0.127038" calcext:value-type="float">
            <text:p>-0.127038</text:p>
          </table:table-cell>
          <table:table-cell office:value-type="float" office:value="-4.50928" calcext:value-type="float">
            <text:p>-4.50928</text:p>
          </table:table-cell>
          <table:table-cell office:value-type="float" office:value="-0" calcext:value-type="float">
            <text:p>0</text:p>
          </table:table-cell>
          <table:table-cell office:value-type="float" office:value="-7.42586" calcext:value-type="float">
            <text:p>-7.42586</text:p>
          </table:table-cell>
          <table:table-cell office:value-type="float" office:value="-0" calcext:value-type="float">
            <text:p>0</text:p>
          </table:table-cell>
          <table:table-cell office:value-type="float" office:value="-0.127038" calcext:value-type="float">
            <text:p>-0.127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0.143587" calcext:value-type="float">
            <text:p>0.143587</text:p>
          </table:table-cell>
          <table:table-cell office:value-type="float" office:value="-4.6314" calcext:value-type="float">
            <text:p>-4.631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4.84639" calcext:value-type="float">
            <text:p>-4.84639</text:p>
          </table:table-cell>
          <table:table-cell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3</text:p>
          </table:table-cell>
          <table:table-cell office:value-type="float" office:value="5.60503" calcext:value-type="float">
            <text:p>5.60503</text:p>
          </table:table-cell>
          <table:table-cell office:value-type="float" office:value="4.11808" calcext:value-type="float">
            <text:p>4.11808</text:p>
          </table:table-cell>
          <table:table-cell office:value-type="float" office:value="0.380889" calcext:value-type="float">
            <text:p>0.38088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5.74881" calcext:value-type="float">
            <text:p>-5.74881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igenvalues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imaginary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76682" calcext:value-type="float">
            <text:p>-4.7668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72781" calcext:value-type="float">
            <text:p>-5.7278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14484" calcext:value-type="float">
            <text:p>-7.1448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36417" calcext:value-type="float">
            <text:p>-8.3641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8642" calcext:value-type="float">
            <text:p>-13.864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9834" calcext:value-type="float">
            <text:p>-16.983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tability Analysis of the Reduced System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KINETIC STABILITY ANALYS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linear stability analysis based on the eigenvalu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f the Jacobian matrix is only valid for steady states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is state is asymptotically stable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igenvalue statistics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Largest real part: -4.766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Largest absolute imaginary part: <text:s/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6 are purely re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 are purely imaginar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 are comple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 are equal to zer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 have positive real pa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6 have negative real pa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stiffness = 3.562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time hierarchy = 0.124869</text:p>
          </table:table-cell>
          <table:table-cell table:number-columns-repeated="8"/>
        </table:table-row>
      </table:table>
      <table:table table:name="5.0.c1.SS" table:style-name="ta1">
        <table:table-column table:style-name="co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 steady state with given resolution was found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Concentration (mmol/l)</text:p>
          </table:table-cell>
          <table:table-cell office:value-type="string" calcext:value-type="string">
            <text:p>Concentration Rate (mmol/(l*s))</text:p>
          </table:table-cell>
          <table:table-cell office:value-type="string" calcext:value-type="string">
            <text:p>Particle Number</text:p>
          </table:table-cell>
          <table:table-cell office:value-type="string" calcext:value-type="string">
            <text:p>Particle Number Rate (1/s)</text:p>
          </table:table-cell>
          <table:table-cell office:value-type="string" calcext:value-type="string">
            <text:p>Transition Time (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02214E+020" calcext:value-type="float">
            <text:p>6.02214E+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0.972024" calcext:value-type="float">
            <text:p>0.972024</text:p>
          </table:table-cell>
          <table:table-cell office:value-type="float" office:value="-5.44125E-017" calcext:value-type="float">
            <text:p>-5.44125E-17</text:p>
          </table:table-cell>
          <table:table-cell office:value-type="float" office:value="5.85367E+020" calcext:value-type="float">
            <text:p>5.85367E+020</text:p>
          </table:table-cell>
          <table:table-cell office:value-type="float" office:value="-32768" calcext:value-type="float">
            <text:p>-32768</text:p>
          </table:table-cell>
          <table:table-cell office:value-type="float" office:value="7.41912" calcext:value-type="float">
            <text:p>7.419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0.732766" calcext:value-type="float">
            <text:p>0.732766</text:p>
          </table:table-cell>
          <table:table-cell office:value-type="float" office:value="-2.40775E-015" calcext:value-type="float">
            <text:p>-2.40775E-15</text:p>
          </table:table-cell>
          <table:table-cell office:value-type="float" office:value="4.41282E+020" calcext:value-type="float">
            <text:p>4.41282E+020</text:p>
          </table:table-cell>
          <table:table-cell office:value-type="float" office:value="-1449980" calcext:value-type="float">
            <text:p>-1449980</text:p>
          </table:table-cell>
          <table:table-cell office:value-type="float" office:value="5.59294" calcext:value-type="float">
            <text:p>5.59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3</text:p>
          </table:table-cell>
          <table:table-cell office:value-type="float" office:value="0.721145" calcext:value-type="float">
            <text:p>0.721145</text:p>
          </table:table-cell>
          <table:table-cell office:value-type="float" office:value="2.72063E-016" calcext:value-type="float">
            <text:p>2.72063E-16</text:p>
          </table:table-cell>
          <table:table-cell office:value-type="float" office:value="4.34284E+020" calcext:value-type="float">
            <text:p>4.34284E+020</text:p>
          </table:table-cell>
          <table:table-cell office:value-type="float" office:value="163840" calcext:value-type="float">
            <text:p>163840</text:p>
          </table:table-cell>
          <table:table-cell office:value-type="float" office:value="11.0415" calcext:value-type="float">
            <text:p>11.0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4</text:p>
          </table:table-cell>
          <table:table-cell office:value-type="float" office:value="0.107889" calcext:value-type="float">
            <text:p>0.107889</text:p>
          </table:table-cell>
          <table:table-cell office:value-type="float" office:value="-4.08094E-017" calcext:value-type="float">
            <text:p>-4.08094E-17</text:p>
          </table:table-cell>
          <table:table-cell office:value-type="float" office:value="6.49723E+019" calcext:value-type="float">
            <text:p>6.49723E+019</text:p>
          </table:table-cell>
          <table:table-cell office:value-type="float" office:value="-24576" calcext:value-type="float">
            <text:p>-24576</text:p>
          </table:table-cell>
          <table:table-cell office:value-type="float" office:value="1.6519" calcext:value-type="float">
            <text:p>1.6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5</text:p>
          </table:table-cell>
          <table:table-cell office:value-type="float" office:value="0.724967" calcext:value-type="float">
            <text:p>0.724967</text:p>
          </table:table-cell>
          <table:table-cell office:value-type="float" office:value="2.24452E-015" calcext:value-type="float">
            <text:p>2.24452E-15</text:p>
          </table:table-cell>
          <table:table-cell office:value-type="float" office:value="4.36585E+020" calcext:value-type="float">
            <text:p>4.36585E+020</text:p>
          </table:table-cell>
          <table:table-cell office:value-type="float" office:value="1351680" calcext:value-type="float">
            <text:p>1351680</text:p>
          </table:table-cell>
          <table:table-cell office:value-type="float" office:value="11.0338" calcext:value-type="float">
            <text:p>11.0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6</text:p>
          </table:table-cell>
          <table:table-cell office:value-type="float" office:value="0.107937" calcext:value-type="float">
            <text:p>0.107937</text:p>
          </table:table-cell>
          <table:table-cell office:value-type="float" office:value="0" calcext:value-type="float">
            <text:p>0</text:p>
          </table:table-cell>
          <table:table-cell office:value-type="float" office:value="6.5001E+019" calcext:value-type="float">
            <text:p>6.5001E+019</text:p>
          </table:table-cell>
          <table:table-cell office:value-type="float" office:value="0" calcext:value-type="float">
            <text:p>0</text:p>
          </table:table-cell>
          <table:table-cell office:value-type="float" office:value="1.64277" calcext:value-type="float">
            <text:p>1.64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.02214E+019" calcext:value-type="float">
            <text:p>6.02214E+0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.02214E+019" calcext:value-type="float">
            <text:p>6.02214E+0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0711226" calcext:value-type="float">
            <text:p>0.0711226</text:p>
          </table:table-cell>
          <table:table-cell office:value-type="float" office:value="-1.08825E-016" calcext:value-type="float">
            <text:p>-1.08825E-16</text:p>
          </table:table-cell>
          <table:table-cell office:value-type="float" office:value="4.2831E+019" calcext:value-type="float">
            <text:p>4.2831E+019</text:p>
          </table:table-cell>
          <table:table-cell office:value-type="float" office:value="-65536" calcext:value-type="float">
            <text:p>-65536</text:p>
          </table:table-cell>
          <table:table-cell office:value-type="float" office:value="0.542853" calcext:value-type="float">
            <text:p>0.5428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H</text:p>
          </table:table-cell>
          <table:table-cell office:value-type="float" office:value="0.0288774" calcext:value-type="float">
            <text:p>0.0288774</text:p>
          </table:table-cell>
          <table:table-cell office:value-type="float" office:value="1.08825E-016" calcext:value-type="float">
            <text:p>1.08825E-16</text:p>
          </table:table-cell>
          <table:table-cell office:value-type="float" office:value="1.73904E+019" calcext:value-type="float">
            <text:p>1.73904E+019</text:p>
          </table:table-cell>
          <table:table-cell office:value-type="float" office:value="65536" calcext:value-type="float">
            <text:p>65536</text:p>
          </table:table-cell>
          <table:table-cell office:value-type="float" office:value="0.220411" calcext:value-type="float">
            <text:p>0.220411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action</text:p>
          </table:table-cell>
          <table:table-cell office:value-type="string" calcext:value-type="string">
            <text:p>Flux (mmol/s)</text:p>
          </table:table-cell>
          <table:table-cell office:value-type="string" calcext:value-type="string">
            <text:p>Particle Flux (1/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0.131016" calcext:value-type="float">
            <text:p>0.131016</text:p>
          </table:table-cell>
          <table:table-cell office:value-type="float" office:value="7.88998E+019" calcext:value-type="float">
            <text:p>7.88998E+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0.131016" calcext:value-type="float">
            <text:p>0.131016</text:p>
          </table:table-cell>
          <table:table-cell office:value-type="float" office:value="7.88998E+019" calcext:value-type="float">
            <text:p>7.88998E+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3</text:p>
          </table:table-cell>
          <table:table-cell table:style-name="ce1" office:value-type="float" office:value="0.065312" calcext:value-type="float">
            <text:p>0.065312</text:p>
          </table:table-cell>
          <table:table-cell office:value-type="float" office:value="3.93318E+019" calcext:value-type="float">
            <text:p>3.93318E+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4</text:p>
          </table:table-cell>
          <table:table-cell table:style-name="ce1" office:value-type="float" office:value="0.065312" calcext:value-type="float">
            <text:p>0.065312</text:p>
          </table:table-cell>
          <table:table-cell office:value-type="float" office:value="3.93318E+019" calcext:value-type="float">
            <text:p>3.93318E+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5</text:p>
          </table:table-cell>
          <table:table-cell table:style-name="ce1" office:value-type="float" office:value="0.065312" calcext:value-type="float">
            <text:p>0.065312</text:p>
          </table:table-cell>
          <table:table-cell office:value-type="float" office:value="3.93318E+019" calcext:value-type="float">
            <text:p>3.93318E+019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R6</text:p>
          </table:table-cell>
          <table:table-cell office:value-type="float" office:value="0.0657041" calcext:value-type="float">
            <text:p>0.0657041</text:p>
          </table:table-cell>
          <table:table-cell office:value-type="float" office:value="3.95679E+019" calcext:value-type="float">
            <text:p>3.95679E+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0.0657041" calcext:value-type="float">
            <text:p>0.0657041</text:p>
          </table:table-cell>
          <table:table-cell office:value-type="float" office:value="3.95679E+019" calcext:value-type="float">
            <text:p>3.95679E+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0.0657041" calcext:value-type="float">
            <text:p>0.0657041</text:p>
          </table:table-cell>
          <table:table-cell office:value-type="float" office:value="3.95679E+019" calcext:value-type="float">
            <text:p>3.95679E+01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acobian (complete system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ws: <text:s text:c="3"/>Variables of the system, including dependent speci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lumns: Variables of the system, including dependent speci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H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-14.1731" calcext:value-type="float">
            <text:p>-14.1731</text:p>
          </table:table-cell>
          <table:table-cell office:value-type="float" office:value="2.55683" calcext:value-type="float">
            <text:p>2.5568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12783" calcext:value-type="float">
            <text:p>0.12783</text:p>
          </table:table-cell>
          <table:table-cell office:value-type="float" office:value="5.63229" calcext:value-type="float">
            <text:p>5.63229</text:p>
          </table:table-cell>
          <table:table-cell office:value-type="float" office:value="8.43671" calcext:value-type="float">
            <text:p>8.43671</text:p>
          </table:table-cell>
          <table:table-cell office:value-type="float" office:value="-2.06764" calcext:value-type="float">
            <text:p>-2.06764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0.153009" calcext:value-type="float">
            <text:p>0.153009</text:p>
          </table:table-cell>
          <table:table-cell office:value-type="float" office:value="-3.74808" calcext:value-type="float">
            <text:p>-3.74808</text:p>
          </table:table-cell>
          <table:table-cell office:value-type="float" office:value="-0.388949" calcext:value-type="float">
            <text:p>-0.388949</text:p>
          </table:table-cell>
          <table:table-cell office:value-type="float" office:value="-0.388341" calcext:value-type="float">
            <text:p>-0.388341</text:p>
          </table:table-cell>
          <table:table-cell office:value-type="float" office:value="-0.12783" calcext:value-type="float">
            <text:p>-0.12783</text:p>
          </table:table-cell>
          <table:table-cell office:value-type="float" office:value="0.107664" calcext:value-type="float">
            <text:p>0.107664</text:p>
          </table:table-cell>
          <table:table-cell office:value-type="float" office:value="0.107223" calcext:value-type="float">
            <text:p>0.107223</text:p>
          </table:table-cell>
          <table:table-cell office:value-type="float" office:value="9.11877" calcext:value-type="float">
            <text:p>9.11877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office:value-type="float" office:value="-0" calcext:value-type="float">
            <text:p>0</text:p>
          </table:table-cell>
          <table:table-cell office:value-type="float" office:value="-0.595891" calcext:value-type="float">
            <text:p>-0.595891</text:p>
          </table:table-cell>
          <table:table-cell office:value-type="float" office:value="-8.61378" calcext:value-type="float">
            <text:p>-8.6137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107664" calcext:value-type="float">
            <text:p>0.107664</text:p>
          </table:table-cell>
          <table:table-cell office:value-type="float" office:value="-0" calcext:value-type="float">
            <text:p>0</text:p>
          </table:table-cell>
          <table:table-cell office:value-type="float" office:value="3.52006" calcext:value-type="float">
            <text:p>3.52006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 office:value-type="float" office:value="-0" calcext:value-type="float">
            <text:p>0</text:p>
          </table:table-cell>
          <table:table-cell office:value-type="float" office:value="-0.595358" calcext:value-type="float">
            <text:p>-0.595358</text:p>
          </table:table-cell>
          <table:table-cell office:value-type="float" office:value="-0" calcext:value-type="float">
            <text:p>0</text:p>
          </table:table-cell>
          <table:table-cell office:value-type="float" office:value="-8.61253" calcext:value-type="float">
            <text:p>-8.6125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107223" calcext:value-type="float">
            <text:p>0.107223</text:p>
          </table:table-cell>
          <table:table-cell office:value-type="float" office:value="3.53106" calcext:value-type="float">
            <text:p>3.53106</text:p>
          </table:table-cell>
        </table:table-row>
        <table:table-row table:style-name="ro1">
          <table:table-cell office:value-type="string" calcext:value-type="string">
            <text:p>X5</text:p>
          </table:table-cell>
          <table:table-cell office:value-type="float" office:value="0.142302" calcext:value-type="float">
            <text:p>0.142302</text:p>
          </table:table-cell>
          <table:table-cell office:value-type="float" office:value="-2.55683" calcext:value-type="float">
            <text:p>-2.5568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4.85711" calcext:value-type="float">
            <text:p>-4.8571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2.06765" calcext:value-type="float">
            <text:p>2.06765</text:p>
          </table:table-cell>
        </table:table-row>
        <table:table-row table:style-name="ro1">
          <table:table-cell office:value-type="string" calcext:value-type="string">
            <text:p>X6</text:p>
          </table:table-cell>
          <table:table-cell office:value-type="float" office:value="5.60816" calcext:value-type="float">
            <text:p>5.60816</text:p>
          </table:table-cell>
          <table:table-cell office:value-type="float" office:value="0.595891" calcext:value-type="float">
            <text:p>0.595891</text:p>
          </table:table-cell>
          <table:table-cell office:value-type="float" office:value="0.388949" calcext:value-type="float">
            <text:p>0.38894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5.73995" calcext:value-type="float">
            <text:p>-5.73995</text:p>
          </table:table-cell>
          <table:table-cell office:value-type="float" office:value="-0" calcext:value-type="float">
            <text:p>0</text:p>
          </table:table-cell>
          <table:table-cell office:value-type="float" office:value="-3.52006" calcext:value-type="float">
            <text:p>-3.5200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.41194" calcext:value-type="float">
            <text:p>8.41194</text:p>
          </table:table-cell>
          <table:table-cell office:value-type="float" office:value="0.595358" calcext:value-type="float">
            <text:p>0.595358</text:p>
          </table:table-cell>
          <table:table-cell office:value-type="float" office:value="-0" calcext:value-type="float">
            <text:p>0</text:p>
          </table:table-cell>
          <table:table-cell office:value-type="float" office:value="0.388341" calcext:value-type="float">
            <text:p>0.38834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8.54394" calcext:value-type="float">
            <text:p>-8.54394</text:p>
          </table:table-cell>
          <table:table-cell office:value-type="float" office:value="-3.53106" calcext:value-type="float">
            <text:p>-3.53106</text:p>
          </table:table-cell>
        </table:table-row>
        <table:table-row table:style-name="ro1">
          <table:table-cell office:value-type="string" calcext:value-type="string">
            <text:p>AH</text:p>
          </table:table-cell>
          <table:table-cell office:value-type="float" office:value="-0.153009" calcext:value-type="float">
            <text:p>-0.153009</text:p>
          </table:table-cell>
          <table:table-cell office:value-type="float" office:value="3.74808" calcext:value-type="float">
            <text:p>3.74808</text:p>
          </table:table-cell>
          <table:table-cell office:value-type="float" office:value="0.388949" calcext:value-type="float">
            <text:p>0.388949</text:p>
          </table:table-cell>
          <table:table-cell office:value-type="float" office:value="0.388341" calcext:value-type="float">
            <text:p>0.388341</text:p>
          </table:table-cell>
          <table:table-cell office:value-type="float" office:value="0.12783" calcext:value-type="float">
            <text:p>0.12783</text:p>
          </table:table-cell>
          <table:table-cell office:value-type="float" office:value="-0.107664" calcext:value-type="float">
            <text:p>-0.107664</text:p>
          </table:table-cell>
          <table:table-cell office:value-type="float" office:value="-0.107223" calcext:value-type="float">
            <text:p>-0.107223</text:p>
          </table:table-cell>
          <table:table-cell office:value-type="float" office:value="-9.11877" calcext:value-type="float">
            <text:p>-9.1187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igenvalues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imaginary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77553" calcext:value-type="float">
            <text:p>-4.7755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7122" calcext:value-type="float">
            <text:p>-6.712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98912" calcext:value-type="float">
            <text:p>-7.989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63447" calcext:value-type="float">
            <text:p>-8.6344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6925" calcext:value-type="float">
            <text:p>-13.69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6035" calcext:value-type="float">
            <text:p>-21.603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acobian (reduced system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ws: <text:s text:c="3"/>Independent variables of the sys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lumns: Independent variables of the syste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-22.6098" calcext:value-type="float">
            <text:p>-22.6098</text:p>
          </table:table-cell>
          <table:table-cell office:value-type="float" office:value="-3.81223" calcext:value-type="float">
            <text:p>-3.8122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12783" calcext:value-type="float">
            <text:p>0.12783</text:p>
          </table:table-cell>
          <table:table-cell office:value-type="float" office:value="-2.80443" calcext:value-type="float">
            <text:p>-2.804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045786" calcext:value-type="float">
            <text:p>0.045786</text:p>
          </table:table-cell>
          <table:table-cell office:value-type="float" office:value="-12.9741" calcext:value-type="float">
            <text:p>-12.9741</text:p>
          </table:table-cell>
          <table:table-cell office:value-type="float" office:value="-0.388949" calcext:value-type="float">
            <text:p>-0.388949</text:p>
          </table:table-cell>
          <table:table-cell office:value-type="float" office:value="-0.388341" calcext:value-type="float">
            <text:p>-0.388341</text:p>
          </table:table-cell>
          <table:table-cell office:value-type="float" office:value="-0.12783" calcext:value-type="float">
            <text:p>-0.12783</text:p>
          </table:table-cell>
          <table:table-cell office:value-type="float" office:value="0.000441626" calcext:value-type="float">
            <text:p>0.0004416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4</text:p>
          </table:table-cell>
          <table:table-cell office:value-type="float" office:value="-0" calcext:value-type="float">
            <text:p>0</text:p>
          </table:table-cell>
          <table:table-cell office:value-type="float" office:value="-4.11596" calcext:value-type="float">
            <text:p>-4.11596</text:p>
          </table:table-cell>
          <table:table-cell office:value-type="float" office:value="-8.61378" calcext:value-type="float">
            <text:p>-8.6137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107664" calcext:value-type="float">
            <text:p>0.1076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6</text:p>
          </table:table-cell>
          <table:table-cell office:value-type="float" office:value="-0.107223" calcext:value-type="float">
            <text:p>-0.107223</text:p>
          </table:table-cell>
          <table:table-cell office:value-type="float" office:value="-4.23364" calcext:value-type="float">
            <text:p>-4.23364</text:p>
          </table:table-cell>
          <table:table-cell office:value-type="float" office:value="-0" calcext:value-type="float">
            <text:p>0</text:p>
          </table:table-cell>
          <table:table-cell office:value-type="float" office:value="-8.61253" calcext:value-type="float">
            <text:p>-8.61253</text:p>
          </table:table-cell>
          <table:table-cell office:value-type="float" office:value="-0" calcext:value-type="float">
            <text:p>0</text:p>
          </table:table-cell>
          <table:table-cell office:value-type="float" office:value="-0.107223" calcext:value-type="float">
            <text:p>-0.107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0.142302" calcext:value-type="float">
            <text:p>0.142302</text:p>
          </table:table-cell>
          <table:table-cell office:value-type="float" office:value="-4.62448" calcext:value-type="float">
            <text:p>-4.62448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4.85711" calcext:value-type="float">
            <text:p>-4.85711</text:p>
          </table:table-cell>
          <table:table-cell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3</text:p>
          </table:table-cell>
          <table:table-cell office:value-type="float" office:value="5.60816" calcext:value-type="float">
            <text:p>5.60816</text:p>
          </table:table-cell>
          <table:table-cell office:value-type="float" office:value="4.11596" calcext:value-type="float">
            <text:p>4.11596</text:p>
          </table:table-cell>
          <table:table-cell office:value-type="float" office:value="0.388949" calcext:value-type="float">
            <text:p>0.38894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5.73995" calcext:value-type="float">
            <text:p>-5.73995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igenvalues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imaginary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77553" calcext:value-type="float">
            <text:p>-4.7755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7122" calcext:value-type="float">
            <text:p>-6.712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98912" calcext:value-type="float">
            <text:p>-7.989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63447" calcext:value-type="float">
            <text:p>-8.6344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6925" calcext:value-type="float">
            <text:p>-13.69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6035" calcext:value-type="float">
            <text:p>-21.603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tability Analysis of the Reduced System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KINETIC STABILITY ANALYS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linear stability analysis based on the eigenvalu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f the Jacobian matrix is only valid for steady states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is state is asymptotically stable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igenvalue statistics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Largest real part: -4.775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Largest absolute imaginary part: <text:s/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6 are purely re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 are purely imaginar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 are comple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 are equal to zer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 have positive real pa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6 have negative real pa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stiffness = 4.523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time hierarchy = 0.149637</text:p>
          </table:table-cell>
          <table:table-cell table:number-columns-repeated="8"/>
        </table:table-row>
      </table:table>
      <table:table table:name="5.0.c2.SS" table:style-name="ta1">
        <table:table-column table:style-name="co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 steady state with given resolution was found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Concentration (mmol/l)</text:p>
          </table:table-cell>
          <table:table-cell office:value-type="string" calcext:value-type="string">
            <text:p>Concentration Rate (mmol/(l*s))</text:p>
          </table:table-cell>
          <table:table-cell office:value-type="string" calcext:value-type="string">
            <text:p>Particle Number</text:p>
          </table:table-cell>
          <table:table-cell office:value-type="string" calcext:value-type="string">
            <text:p>Particle Number Rate (1/s)</text:p>
          </table:table-cell>
          <table:table-cell office:value-type="string" calcext:value-type="string">
            <text:p>Transition Time (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02214E+020" calcext:value-type="float">
            <text:p>6.02214E+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0.969855" calcext:value-type="float">
            <text:p>0.969855</text:p>
          </table:table-cell>
          <table:table-cell office:value-type="float" office:value="1.90444E-016" calcext:value-type="float">
            <text:p>1.90444E-16</text:p>
          </table:table-cell>
          <table:table-cell office:value-type="float" office:value="5.8406E+020" calcext:value-type="float">
            <text:p>5.8406E+020</text:p>
          </table:table-cell>
          <table:table-cell office:value-type="float" office:value="114688" calcext:value-type="float">
            <text:p>114688</text:p>
          </table:table-cell>
          <table:table-cell office:value-type="float" office:value="6.86438" calcext:value-type="float">
            <text:p>6.86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0.732242" calcext:value-type="float">
            <text:p>0.732242</text:p>
          </table:table-cell>
          <table:table-cell office:value-type="float" office:value="-4.7611E-016" calcext:value-type="float">
            <text:p>-4.7611E-16</text:p>
          </table:table-cell>
          <table:table-cell office:value-type="float" office:value="4.40966E+020" calcext:value-type="float">
            <text:p>4.40966E+020</text:p>
          </table:table-cell>
          <table:table-cell office:value-type="float" office:value="-286720" calcext:value-type="float">
            <text:p>-286720</text:p>
          </table:table-cell>
          <table:table-cell office:value-type="float" office:value="5.18261" calcext:value-type="float">
            <text:p>5.18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3</text:p>
          </table:table-cell>
          <table:table-cell office:value-type="float" office:value="0.722185" calcext:value-type="float">
            <text:p>0.722185</text:p>
          </table:table-cell>
          <table:table-cell office:value-type="float" office:value="1.76841E-016" calcext:value-type="float">
            <text:p>1.76841E-16</text:p>
          </table:table-cell>
          <table:table-cell office:value-type="float" office:value="4.3491E+020" calcext:value-type="float">
            <text:p>4.3491E+020</text:p>
          </table:table-cell>
          <table:table-cell office:value-type="float" office:value="106496" calcext:value-type="float">
            <text:p>106496</text:p>
          </table:table-cell>
          <table:table-cell office:value-type="float" office:value="12.7786" calcext:value-type="float">
            <text:p>12.77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4</text:p>
          </table:table-cell>
          <table:table-cell office:value-type="float" office:value="0.10682" calcext:value-type="float">
            <text:p>0.10682</text:p>
          </table:table-cell>
          <table:table-cell office:value-type="float" office:value="-4.7611E-017" calcext:value-type="float">
            <text:p>-4.7611E-17</text:p>
          </table:table-cell>
          <table:table-cell office:value-type="float" office:value="6.43287E+019" calcext:value-type="float">
            <text:p>6.43287E+019</text:p>
          </table:table-cell>
          <table:table-cell office:value-type="float" office:value="-28672" calcext:value-type="float">
            <text:p>-28672</text:p>
          </table:table-cell>
          <table:table-cell office:value-type="float" office:value="1.89012" calcext:value-type="float">
            <text:p>1.89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5</text:p>
          </table:table-cell>
          <table:table-cell office:value-type="float" office:value="0.722185" calcext:value-type="float">
            <text:p>0.722185</text:p>
          </table:table-cell>
          <table:table-cell office:value-type="float" office:value="2.44856E-016" calcext:value-type="float">
            <text:p>2.44856E-16</text:p>
          </table:table-cell>
          <table:table-cell office:value-type="float" office:value="4.3491E+020" calcext:value-type="float">
            <text:p>4.3491E+020</text:p>
          </table:table-cell>
          <table:table-cell office:value-type="float" office:value="147456" calcext:value-type="float">
            <text:p>147456</text:p>
          </table:table-cell>
          <table:table-cell office:value-type="float" office:value="8.51906" calcext:value-type="float">
            <text:p>8.519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6</text:p>
          </table:table-cell>
          <table:table-cell office:value-type="float" office:value="0.10682" calcext:value-type="float">
            <text:p>0.10682</text:p>
          </table:table-cell>
          <table:table-cell office:value-type="float" office:value="-6.80157E-017" calcext:value-type="float">
            <text:p>-6.80157E-17</text:p>
          </table:table-cell>
          <table:table-cell office:value-type="float" office:value="6.43287E+019" calcext:value-type="float">
            <text:p>6.43287E+019</text:p>
          </table:table-cell>
          <table:table-cell office:value-type="float" office:value="-40960" calcext:value-type="float">
            <text:p>-40960</text:p>
          </table:table-cell>
          <table:table-cell office:value-type="float" office:value="1.26008" calcext:value-type="float">
            <text:p>1.26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.02214E+019" calcext:value-type="float">
            <text:p>6.02214E+0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.02214E+019" calcext:value-type="float">
            <text:p>6.02214E+0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073388" calcext:value-type="float">
            <text:p>0.073388</text:p>
          </table:table-cell>
          <table:table-cell office:value-type="float" office:value="5.44125E-017" calcext:value-type="float">
            <text:p>5.44125E-17</text:p>
          </table:table-cell>
          <table:table-cell office:value-type="float" office:value="4.41953E+019" calcext:value-type="float">
            <text:p>4.41953E+019</text:p>
          </table:table-cell>
          <table:table-cell office:value-type="float" office:value="32768" calcext:value-type="float">
            <text:p>32768</text:p>
          </table:table-cell>
          <table:table-cell office:value-type="float" office:value="0.519421" calcext:value-type="float">
            <text:p>0.519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H</text:p>
          </table:table-cell>
          <table:table-cell office:value-type="float" office:value="0.026612" calcext:value-type="float">
            <text:p>0.026612</text:p>
          </table:table-cell>
          <table:table-cell office:value-type="float" office:value="-5.44125E-017" calcext:value-type="float">
            <text:p>-5.44125E-17</text:p>
          </table:table-cell>
          <table:table-cell office:value-type="float" office:value="1.60261E+019" calcext:value-type="float">
            <text:p>1.60261E+019</text:p>
          </table:table-cell>
          <table:table-cell office:value-type="float" office:value="-32768" calcext:value-type="float">
            <text:p>-32768</text:p>
          </table:table-cell>
          <table:table-cell office:value-type="float" office:value="0.188353" calcext:value-type="float">
            <text:p>0.188353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action</text:p>
          </table:table-cell>
          <table:table-cell office:value-type="string" calcext:value-type="string">
            <text:p>Flux (mmol/s)</text:p>
          </table:table-cell>
          <table:table-cell office:value-type="string" calcext:value-type="string">
            <text:p>Particle Flux (1/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0.141288" calcext:value-type="float">
            <text:p>0.141288</text:p>
          </table:table-cell>
          <table:table-cell office:value-type="float" office:value="8.50857E+019" calcext:value-type="float">
            <text:p>8.50857E+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0.141288" calcext:value-type="float">
            <text:p>0.141288</text:p>
          </table:table-cell>
          <table:table-cell office:value-type="float" office:value="8.50857E+019" calcext:value-type="float">
            <text:p>8.50857E+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3</text:p>
          </table:table-cell>
          <table:table-cell table:style-name="ce1" office:value-type="float" office:value="0.0565152" calcext:value-type="float">
            <text:p>0.0565152</text:p>
          </table:table-cell>
          <table:table-cell office:value-type="float" office:value="3.40343E+019" calcext:value-type="float">
            <text:p>3.40343E+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4</text:p>
          </table:table-cell>
          <table:table-cell table:style-name="ce1" office:value-type="float" office:value="0.0565152" calcext:value-type="float">
            <text:p>0.0565152</text:p>
          </table:table-cell>
          <table:table-cell office:value-type="float" office:value="3.40343E+019" calcext:value-type="float">
            <text:p>3.40343E+0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5</text:p>
          </table:table-cell>
          <table:table-cell table:style-name="ce1" office:value-type="float" office:value="0.0565152" calcext:value-type="float">
            <text:p>0.0565152</text:p>
          </table:table-cell>
          <table:table-cell office:value-type="float" office:value="3.40343E+019" calcext:value-type="float">
            <text:p>3.40343E+019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R6</text:p>
          </table:table-cell>
          <table:table-cell office:value-type="float" office:value="0.0847729" calcext:value-type="float">
            <text:p>0.0847729</text:p>
          </table:table-cell>
          <table:table-cell office:value-type="float" office:value="5.10514E+019" calcext:value-type="float">
            <text:p>5.10514E+019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R7</text:p>
          </table:table-cell>
          <table:table-cell office:value-type="float" office:value="0.0847729" calcext:value-type="float">
            <text:p>0.0847729</text:p>
          </table:table-cell>
          <table:table-cell office:value-type="float" office:value="5.10514E+019" calcext:value-type="float">
            <text:p>5.10514E+019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R8</text:p>
          </table:table-cell>
          <table:table-cell office:value-type="float" office:value="0.0847729" calcext:value-type="float">
            <text:p>0.0847729</text:p>
          </table:table-cell>
          <table:table-cell office:value-type="float" office:value="5.10514E+019" calcext:value-type="float">
            <text:p>5.10514E+01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acobian (complete system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ws: <text:s text:c="3"/>Variables of the system, including dependent speci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lumns: Variables of the system, including dependent speci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H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-14.1757" calcext:value-type="float">
            <text:p>-14.1757</text:p>
          </table:table-cell>
          <table:table-cell office:value-type="float" office:value="2.54573" calcext:value-type="float">
            <text:p>2.5457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128791" calcext:value-type="float">
            <text:p>0.128791</text:p>
          </table:table-cell>
          <table:table-cell office:value-type="float" office:value="5.63016" calcext:value-type="float">
            <text:p>5.63016</text:p>
          </table:table-cell>
          <table:table-cell office:value-type="float" office:value="8.44524" calcext:value-type="float">
            <text:p>8.44524</text:p>
          </table:table-cell>
          <table:table-cell office:value-type="float" office:value="-2.07333" calcext:value-type="float">
            <text:p>-2.07333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0.152669" calcext:value-type="float">
            <text:p>0.152669</text:p>
          </table:table-cell>
          <table:table-cell office:value-type="float" office:value="-4.00191" calcext:value-type="float">
            <text:p>-4.00191</text:p>
          </table:table-cell>
          <table:table-cell office:value-type="float" office:value="-0.395404" calcext:value-type="float">
            <text:p>-0.395404</text:p>
          </table:table-cell>
          <table:table-cell office:value-type="float" office:value="-0.593107" calcext:value-type="float">
            <text:p>-0.593107</text:p>
          </table:table-cell>
          <table:table-cell office:value-type="float" office:value="-0.128791" calcext:value-type="float">
            <text:p>-0.128791</text:p>
          </table:table-cell>
          <table:table-cell office:value-type="float" office:value="0.101237" calcext:value-type="float">
            <text:p>0.101237</text:p>
          </table:table-cell>
          <table:table-cell office:value-type="float" office:value="0.151855" calcext:value-type="float">
            <text:p>0.151855</text:p>
          </table:table-cell>
          <table:table-cell office:value-type="float" office:value="10.9074" calcext:value-type="float">
            <text:p>10.9074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office:value-type="float" office:value="-0" calcext:value-type="float">
            <text:p>0</text:p>
          </table:table-cell>
          <table:table-cell office:value-type="float" office:value="-0.58247" calcext:value-type="float">
            <text:p>-0.58247</text:p>
          </table:table-cell>
          <table:table-cell office:value-type="float" office:value="-8.63481" calcext:value-type="float">
            <text:p>-8.634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101237" calcext:value-type="float">
            <text:p>0.101237</text:p>
          </table:table-cell>
          <table:table-cell office:value-type="float" office:value="-0" calcext:value-type="float">
            <text:p>0</text:p>
          </table:table-cell>
          <table:table-cell office:value-type="float" office:value="3.53363" calcext:value-type="float">
            <text:p>3.53363</text:p>
          </table:table-cell>
        </table:table-row>
        <table:table-row table:style-name="ro1">
          <table:table-cell office:value-type="string" calcext:value-type="string">
            <text:p>X4</text:p>
          </table:table-cell>
          <table:table-cell office:value-type="float" office:value="-0" calcext:value-type="float">
            <text:p>0</text:p>
          </table:table-cell>
          <table:table-cell office:value-type="float" office:value="-0.873704" calcext:value-type="float">
            <text:p>-0.873704</text:p>
          </table:table-cell>
          <table:table-cell office:value-type="float" office:value="-0" calcext:value-type="float">
            <text:p>0</text:p>
          </table:table-cell>
          <table:table-cell office:value-type="float" office:value="-12.9522" calcext:value-type="float">
            <text:p>-12.952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151855" calcext:value-type="float">
            <text:p>0.151855</text:p>
          </table:table-cell>
          <table:table-cell office:value-type="float" office:value="5.30044" calcext:value-type="float">
            <text:p>5.30044</text:p>
          </table:table-cell>
        </table:table-row>
        <table:table-row table:style-name="ro1">
          <table:table-cell office:value-type="string" calcext:value-type="string">
            <text:p>X5</text:p>
          </table:table-cell>
          <table:table-cell office:value-type="float" office:value="0.141099" calcext:value-type="float">
            <text:p>0.141099</text:p>
          </table:table-cell>
          <table:table-cell office:value-type="float" office:value="-2.54573" calcext:value-type="float">
            <text:p>-2.5457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4.86544" calcext:value-type="float">
            <text:p>-4.8654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2.07333" calcext:value-type="float">
            <text:p>2.07333</text:p>
          </table:table-cell>
        </table:table-row>
        <table:table-row table:style-name="ro1">
          <table:table-cell office:value-type="string" calcext:value-type="string">
            <text:p>X6</text:p>
          </table:table-cell>
          <table:table-cell office:value-type="float" office:value="5.60922" calcext:value-type="float">
            <text:p>5.60922</text:p>
          </table:table-cell>
          <table:table-cell office:value-type="float" office:value="0.58247" calcext:value-type="float">
            <text:p>0.58247</text:p>
          </table:table-cell>
          <table:table-cell office:value-type="float" office:value="0.395404" calcext:value-type="float">
            <text:p>0.3954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5.73139" calcext:value-type="float">
            <text:p>-5.73139</text:p>
          </table:table-cell>
          <table:table-cell office:value-type="float" office:value="-0" calcext:value-type="float">
            <text:p>0</text:p>
          </table:table-cell>
          <table:table-cell office:value-type="float" office:value="-3.53363" calcext:value-type="float">
            <text:p>-3.5336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.41383" calcext:value-type="float">
            <text:p>8.41383</text:p>
          </table:table-cell>
          <table:table-cell office:value-type="float" office:value="0.873704" calcext:value-type="float">
            <text:p>0.873704</text:p>
          </table:table-cell>
          <table:table-cell office:value-type="float" office:value="-0" calcext:value-type="float">
            <text:p>0</text:p>
          </table:table-cell>
          <table:table-cell office:value-type="float" office:value="0.593107" calcext:value-type="float">
            <text:p>0.59310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8.59709" calcext:value-type="float">
            <text:p>-8.59709</text:p>
          </table:table-cell>
          <table:table-cell office:value-type="float" office:value="-5.30044" calcext:value-type="float">
            <text:p>-5.30044</text:p>
          </table:table-cell>
        </table:table-row>
        <table:table-row table:style-name="ro1">
          <table:table-cell office:value-type="string" calcext:value-type="string">
            <text:p>AH</text:p>
          </table:table-cell>
          <table:table-cell office:value-type="float" office:value="-0.152669" calcext:value-type="float">
            <text:p>-0.152669</text:p>
          </table:table-cell>
          <table:table-cell office:value-type="float" office:value="4.00191" calcext:value-type="float">
            <text:p>4.00191</text:p>
          </table:table-cell>
          <table:table-cell office:value-type="float" office:value="0.395404" calcext:value-type="float">
            <text:p>0.395404</text:p>
          </table:table-cell>
          <table:table-cell office:value-type="float" office:value="0.593107" calcext:value-type="float">
            <text:p>0.593107</text:p>
          </table:table-cell>
          <table:table-cell office:value-type="float" office:value="0.128791" calcext:value-type="float">
            <text:p>0.128791</text:p>
          </table:table-cell>
          <table:table-cell office:value-type="float" office:value="-0.101237" calcext:value-type="float">
            <text:p>-0.101237</text:p>
          </table:table-cell>
          <table:table-cell office:value-type="float" office:value="-0.151855" calcext:value-type="float">
            <text:p>-0.151855</text:p>
          </table:table-cell>
          <table:table-cell office:value-type="float" office:value="-10.9074" calcext:value-type="float">
            <text:p>-10.907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igenvalues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imaginary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00000000576455" calcext:value-type="float">
            <text:p>5.76455E-0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80061" calcext:value-type="float">
            <text:p>-4.8006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72024" calcext:value-type="float">
            <text:p>-6.7202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38314" calcext:value-type="float">
            <text:p>-8.3831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9479" calcext:value-type="float">
            <text:p>-11.947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392" calcext:value-type="float">
            <text:p>-16.39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6221" calcext:value-type="float">
            <text:p>-21.622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acobian (reduced system)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ws: <text:s text:c="3"/>Independent variables of the syste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lumns: Independent variables of the syste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-22.621" calcext:value-type="float">
            <text:p>-22.621</text:p>
          </table:table-cell>
          <table:table-cell office:value-type="float" office:value="-3.82617" calcext:value-type="float">
            <text:p>-3.826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128791" calcext:value-type="float">
            <text:p>0.128791</text:p>
          </table:table-cell>
          <table:table-cell office:value-type="float" office:value="-2.81508" calcext:value-type="float">
            <text:p>-2.815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000813801" calcext:value-type="float">
            <text:p>0.000813801</text:p>
          </table:table-cell>
          <table:table-cell office:value-type="float" office:value="-15.0612" calcext:value-type="float">
            <text:p>-15.0612</text:p>
          </table:table-cell>
          <table:table-cell office:value-type="float" office:value="-0.395404" calcext:value-type="float">
            <text:p>-0.395404</text:p>
          </table:table-cell>
          <table:table-cell office:value-type="float" office:value="-0.593107" calcext:value-type="float">
            <text:p>-0.593107</text:p>
          </table:table-cell>
          <table:table-cell office:value-type="float" office:value="-0.128791" calcext:value-type="float">
            <text:p>-0.128791</text:p>
          </table:table-cell>
          <table:table-cell office:value-type="float" office:value="-0.0506185" calcext:value-type="float">
            <text:p>-0.0506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4</text:p>
          </table:table-cell>
          <table:table-cell office:value-type="float" office:value="-0" calcext:value-type="float">
            <text:p>0</text:p>
          </table:table-cell>
          <table:table-cell office:value-type="float" office:value="-4.1161" calcext:value-type="float">
            <text:p>-4.1161</text:p>
          </table:table-cell>
          <table:table-cell office:value-type="float" office:value="-8.63481" calcext:value-type="float">
            <text:p>-8.634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101237" calcext:value-type="float">
            <text:p>0.101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6</text:p>
          </table:table-cell>
          <table:table-cell office:value-type="float" office:value="-0.151855" calcext:value-type="float">
            <text:p>-0.151855</text:p>
          </table:table-cell>
          <table:table-cell office:value-type="float" office:value="-6.326" calcext:value-type="float">
            <text:p>-6.326</text:p>
          </table:table-cell>
          <table:table-cell office:value-type="float" office:value="-0" calcext:value-type="float">
            <text:p>0</text:p>
          </table:table-cell>
          <table:table-cell office:value-type="float" office:value="-12.9522" calcext:value-type="float">
            <text:p>-12.9522</text:p>
          </table:table-cell>
          <table:table-cell office:value-type="float" office:value="-0" calcext:value-type="float">
            <text:p>0</text:p>
          </table:table-cell>
          <table:table-cell office:value-type="float" office:value="-0.151855" calcext:value-type="float">
            <text:p>-0.151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0.141099" calcext:value-type="float">
            <text:p>0.141099</text:p>
          </table:table-cell>
          <table:table-cell office:value-type="float" office:value="-4.61906" calcext:value-type="float">
            <text:p>-4.619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4.86544" calcext:value-type="float">
            <text:p>-4.86544</text:p>
          </table:table-cell>
          <table:table-cell office:value-type="float" office:value="-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3</text:p>
          </table:table-cell>
          <table:table-cell office:value-type="float" office:value="5.60922" calcext:value-type="float">
            <text:p>5.60922</text:p>
          </table:table-cell>
          <table:table-cell office:value-type="float" office:value="4.1161" calcext:value-type="float">
            <text:p>4.1161</text:p>
          </table:table-cell>
          <table:table-cell office:value-type="float" office:value="0.395404" calcext:value-type="float">
            <text:p>0.39540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5.73139" calcext:value-type="float">
            <text:p>-5.73139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igenvalues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imaginary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80061" calcext:value-type="float">
            <text:p>-4.8006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72024" calcext:value-type="float">
            <text:p>-6.7202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38314" calcext:value-type="float">
            <text:p>-8.3831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9479" calcext:value-type="float">
            <text:p>-11.947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392" calcext:value-type="float">
            <text:p>-16.39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6221" calcext:value-type="float">
            <text:p>-21.622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tability Analysis of the Reduced System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KINETIC STABILITY ANALYS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linear stability analysis based on the eigenvalu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f the Jacobian matrix is only valid for steady states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is state is asymptotically stable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igenvalue statistics: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Largest real part: -4.800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Largest absolute imaginary part: <text:s/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6 are purely rea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 are purely imaginar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 are comple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 are equal to zer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0 have positive real pa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6 have negative real pa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stiffness = 4.504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time hierarchy = 0.17456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5T11:18:53.242040203</dc:date>
    <meta:editing-duration>PT31M4S</meta:editing-duration>
    <meta:editing-cycles>5</meta:editing-cycles>
    <meta:generator>LibreOffice/5.1.4.2$Linux_X86_64 LibreOffice_project/10m0$Build-2</meta:generator>
    <meta:document-statistic meta:table-count="4" meta:cell-count="1140" meta:object-count="0"/>
  </office:meta>
</office:document-meta>
</file>